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2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2" style:family="table-cell" style:parent-style-name="Default" style:data-style-name="N0"/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Travail a faire </text:p>
          </table:table-cell>
          <table:table-cell office:value-type="string" calcext:value-type="string">
            <text:p>Estimation</text:p>
          </table:table-cell>
          <table:table-cell office:value-type="string" calcext:value-type="string">
            <text:p>Temps passe</text:p>
          </table:table-cell>
          <table:table-cell office:value-type="string" calcext:value-type="string">
            <text:p>Reste a faire </text:p>
          </table:table-cell>
          <table:table-cell table:style-name="Default" office:value-type="string" calcext:value-type="string">
            <text:p>Avancement</text:p>
          </table:table-cell>
        </table:table-row>
        <table:table-row table:style-name="ro1">
          <table:table-cell office:value-type="string" calcext:value-type="string">
            <text:p>Conception base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([.C2])/([.C2]+[.D2])" office:value-type="percentage" office:value="0.75" calcext:value-type="percentage">
            <text:p>75,00 %</text:p>
          </table:table-cell>
        </table:table-row>
        <table:table-row table:style-name="ro1">
          <table:table-cell office:value-type="string" calcext:value-type="string">
            <text:p>Formulaire admin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([.C3])/([.C3]+[.D3])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Formulaire user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([.C4])/([.C4]+[.D4])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Inscription user et login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[.C5])/([.C5]+[.D5])" office:value-type="string" office:string-value="" calcext:value-type="error">
            <text:p>#DIV/0 !</text:p>
          </table:table-cell>
        </table:table-row>
        <table:table-row table:style-name="ro1">
          <table:table-cell office:value-type="string" calcext:value-type="string">
            <text:p>CRUD categorie admin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([.C6])/([.C6]+[.D6])" office:value-type="percentage" office:value="0.947368421052632" calcext:value-type="percentage">
            <text:p>94,74 %</text:p>
          </table:table-cell>
        </table:table-row>
        <table:table-row table:style-name="ro1">
          <table:table-cell office:value-type="string" calcext:value-type="string">
            <text:p>Integrer le projet dans git</text:p>
          </table:table-cell>
          <table:table-cell office:value-type="float" office:value="240" calcext:value-type="float">
            <text:p>240</text:p>
          </table:table-cell>
          <table:table-cell office:value-type="float" office:value="270" calcext:value-type="float">
            <text:p>270</text:p>
          </table:table-cell>
          <table:table-cell office:value-type="float" office:value="20" calcext:value-type="float">
            <text:p>20</text:p>
          </table:table-cell>
          <table:table-cell table:formula="of:=([.C7])/([.C7]+[.D7])" office:value-type="percentage" office:value="0.931034482758621" calcext:value-type="percentage">
            <text:p>93,10 %</text:p>
          </table:table-cell>
        </table:table-row>
        <table:table-row table:style-name="ro1">
          <table:table-cell office:value-type="string" calcext:value-type="string">
            <text:p>Create categori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([.C8])/([.C8]+[.D8])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Read 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([.C9])/([.C9]+[.D9])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Modifier categorie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formula="of:=([.C10])/([.C10]+[.D10])" office:value-type="percentage" office:value="1" calcext:value-type="percentage">
            <text:p>100,00 %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 table:formula="of:=([.C11])/([.C11]+[.D11])" office:value-type="percentage" office:value="1" calcext:value-type="percentage">
            <text:p>100,00 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2T15:14:50.009081028</meta:creation-date>
    <dc:date>2026-02-10T12:40:52.142468673</dc:date>
    <meta:editing-duration>PT9H1M58S</meta:editing-duration>
    <meta:editing-cycles>3</meta:editing-cycles>
    <meta:generator>LibreOffice/7.4.7.2$Linux_X86_64 LibreOffice_project/40$Build-2</meta:generator>
    <meta:document-statistic meta:table-count="1" meta:cell-count="55" meta:object-count="0"/>
  </office:meta>
</office:document-meta>
</file>